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14AAFFE344D554E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Verdana" svg:font-family="Verdana, 'Adobe Helvetica', Helvetica, Arial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Heading">
      <style:paragraph-properties fo:text-align="center" style:justify-single-word="false"/>
      <style:text-properties fo:background-color="transparent"/>
    </style:style>
    <style:style style:name="P3" style:family="paragraph" style:parent-style-name="Text_20_body">
      <style:paragraph-properties fo:text-align="start" style:justify-single-word="false"/>
      <style:text-properties fo:background-color="transparent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bb84f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1f7de9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9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10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1" style:family="paragraph" style:parent-style-name="Table_20_Contents">
      <style:text-properties fo:background-color="transparent"/>
    </style:style>
    <style:style style:name="P12" style:family="paragraph" style:parent-style-name="Table_20_Contents">
      <style:text-properties officeooo:rsid="001d9b1c" officeooo:paragraph-rsid="001d9b1c" fo:background-color="transparent"/>
    </style:style>
    <style:style style:name="P13" style:family="paragraph" style:parent-style-name="Table_20_Contents">
      <style:text-properties officeooo:rsid="001d9b1c" officeooo:paragraph-rsid="002aeff2" fo:background-color="transparent"/>
    </style:style>
    <style:style style:name="P14" style:family="paragraph" style:parent-style-name="Table_20_Contents">
      <style:text-properties officeooo:rsid="001a5680" officeooo:paragraph-rsid="00276c68" fo:background-color="transparent"/>
    </style:style>
    <style:style style:name="P15" style:family="paragraph" style:parent-style-name="Table_20_Contents">
      <style:text-properties officeooo:paragraph-rsid="002aeff2" fo:background-color="transparent"/>
    </style:style>
    <style:style style:name="P16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7" style:family="paragraph" style:parent-style-name="Table_20_Contents">
      <style:text-properties officeooo:paragraph-rsid="001a5680"/>
    </style:style>
    <style:style style:name="P18" style:family="paragraph" style:parent-style-name="Table_20_Contents">
      <style:text-properties officeooo:rsid="001d9b1c" officeooo:paragraph-rsid="001d9b1c"/>
    </style:style>
    <style:style style:name="P19" style:family="paragraph" style:parent-style-name="Table_20_Contents">
      <style:paragraph-properties fo:text-align="start" style:justify-single-word="false"/>
      <style:text-properties officeooo:rsid="002aeff2" officeooo:paragraph-rsid="002aeff2"/>
    </style:style>
    <style:style style:name="P20" style:family="paragraph" style:parent-style-name="Table_20_Contents">
      <style:text-properties officeooo:rsid="002ca94a" officeooo:paragraph-rsid="002ca94a"/>
    </style:style>
    <style:style style:name="P21" style:family="paragraph" style:parent-style-name="Table_20_Contents">
      <style:text-properties officeooo:rsid="00309c19" officeooo:paragraph-rsid="00309c19"/>
    </style:style>
    <style:style style:name="P22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3" style:family="paragraph" style:parent-style-name="Standard" style:master-page-name="Standard">
      <style:paragraph-properties fo:text-align="end" style:justify-single-word="false" style:page-number="auto"/>
      <style:text-properties officeooo:paragraph-rsid="002aeff2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1a5680" fo:background-color="transparent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9a834" fo:background-color="transparent" loext:char-shading-value="0"/>
    </style:style>
    <style:style style:name="T9" style:family="text">
      <style:text-properties officeooo:rsid="001a5680"/>
    </style:style>
    <style:style style:name="T10" style:family="text">
      <style:text-properties officeooo:rsid="001d9b1c"/>
    </style:style>
    <style:style style:name="T11" style:family="text">
      <style:text-properties officeooo:rsid="001f7de9"/>
    </style:style>
    <style:style style:name="T12" style:family="text">
      <style:text-properties officeooo:rsid="0020556b"/>
    </style:style>
    <style:style style:name="T13" style:family="text">
      <style:text-properties officeooo:rsid="0026e5cd"/>
    </style:style>
    <style:style style:name="T14" style:family="text">
      <style:text-properties officeooo:rsid="002aeff2"/>
    </style:style>
    <style:style style:name="T15" style:family="text">
      <style:text-properties officeooo:rsid="002d4a2c"/>
    </style:style>
    <style:style style:name="T16" style:family="text">
      <style:text-properties officeooo:rsid="00309c19"/>
    </style:style>
    <style:style style:name="T17" style:family="text">
      <style:text-properties officeooo:rsid="00320950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8">sp. zn. </text:span>#4556, <text:span text:style-name="T14">#5722</text:span></text:p>
      <text:p text:style-name="P22"><text:s/></text:p>
      <text:p text:style-name="P2">Zadávací list </text:p>
      <text:p text:style-name="P3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1"><text:span text:style-name="T3">Zadavatel</text:span><text:span text:style-name="T6">:</text:span></text:p>
          </table:table-cell>
          <table:table-cell table:style-name="Tabulka1.A1" office:value-type="string">
            <text:p text:style-name="P16"><text:span text:style-name="T3">Česká pirátská strana, </text:span>organizační složka: <text:span text:style-name="T10">Personální odbor</text:span></text:p>
            <text:p text:style-name="P16">z<text:span text:style-name="T9">a</text:span>st<text:span text:style-name="T9">o</text:span>up<text:span text:style-name="T9">ena</text:span>: <text:span text:style-name="T14">Bc. Janem Novákem </text:span><text:a xlink:type="simple" xlink:href="mailto:jan.novak@pirati.cz" text:style-name="Internet_20_link" text:visited-style-name="Visited_20_Internet_20_Link"><text:span text:style-name="T14">jan.novak@pirati.cz</text:span></text:a><text:span text:style-name="T14">, vedoucí</text:span></text:p>
            <text:p text:style-name="P19">v.z. Vladislav Tobias Esner <text:a xlink:type="simple" xlink:href="mailto:tobias.esner@pirati.cz" text:style-name="Internet_20_link" text:visited-style-name="Visited_20_Internet_20_Link">tobias.esner@pirati.cz</text:a>, pověřen vedoucím</text:p>
            <text:p text:style-name="P16">kontakt: <text:span text:style-name="T12">Barbora Hradečná <text:s text:c="4"/></text:span>e-mail: <text:span text:style-name="T12">barbora.hradecna@pirati.cz</text:span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Dodavatel</text:span><text:span text:style-name="T6">:</text:span></text:p>
          </table:table-cell>
          <table:table-cell table:style-name="Tabulka1.A1" office:value-type="string">
            <text:p text:style-name="P21">Zuzana Dohnalová</text:p>
            <text:p text:style-name="Table_20_Contents"><text:span text:style-name="T14">IČO: </text:span>05960606, <text:span text:style-name="T14">místo podnikání </text:span>Božanov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Zadan</text:span><text:span text:style-name="T5">é</text:span><text:span text:style-name="T4"> úkol</text:span><text:span text:style-name="T5">y</text:span><text:span text:style-name="T7">:</text:span></text:p>
          </table:table-cell>
          <table:table-cell table:style-name="Tabulka1.A1" office:value-type="string">
            <text:p text:style-name="P18">Krajský koordinátor dobrovolníků pro <text:span text:style-name="T16">Středočeský kraj</text:span></text:p>
            <text:p text:style-name="P17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0">Časová náročnost<text:span text:style-name="T6">:</text:span></text:p>
          </table:table-cell>
          <table:table-cell table:style-name="Tabulka1.A1" office:value-type="string">
            <text:p text:style-name="Table_20_Contents">Odhad: <text:span text:style-name="T10">20</text:span>h <text:span text:style-name="T10">týdně </text:span>(slovy: <text:span text:style-name="T10">dvacet</text:span>hodin), 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Smluvní typ</text:span>:</text:p>
          </table:table-cell>
          <table:table-cell table:style-name="Tabulka1.A1" office:value-type="string">
            <text:p text:style-name="P20">Příkazní smlouv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Místo plnění</text:span>:</text:p>
          </table:table-cell>
          <table:table-cell table:style-name="Tabulka1.A1" office:value-type="string">
            <text:p text:style-name="P12">Česká republik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Odměna</text:span>:</text:p>
          </table:table-cell>
          <table:table-cell table:style-name="Tabulka1.A1" office:value-type="string">
            <text:p text:style-name="P13">• paušální odměna za pohotovost: 1500 Kč měsíčně </text:p>
            <text:p text:style-name="P15">• hodinová odměna: <text:span text:style-name="T15">87</text:span> Kč </text:p>
            <text:p text:style-name="P15">• úkolová odměna: až <text:span text:style-name="T15">5</text:span> 000 Kč měsíčně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Termín provedení</text:span>:</text:p>
          </table:table-cell>
          <table:table-cell table:style-name="Tabulka1.A1" office:value-type="string">
            <text:p text:style-name="P14"><text:s/><text:span text:style-name="T13">Od 01-04-2017 na dobu neurčitou</text:span></text:p>
          </table:table-cell>
        </table:table-row>
      </table:table>
      <text:p text:style-name="P8"><text:span text:style-name="T7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7">https://www.pirati.cz/rules/ppu</text:span></text:span></text:a><text:span text:style-name="T7">&gt;, s nimiž se smluvní strany seznámily a zavazují se je dodržovat. Na důkaz seznámení se s podmínkami a uzavření smlouvy připojují smluvní strany své podpisy:</text:span></text:p>
      <text:p text:style-name="P4">V <text:span text:style-name="T10">Praze</text:span> dne <text:span text:style-name="T14">01.04.2017</text:span></text:p>
      <text:p text:style-name="P6">Za zadavatele: <text:tab/><text:tab/><text:tab/>Za dodavatele: </text:p>
      <text:p text:style-name="P7"><text:span text:style-name="T14">Vladislav Tobias Esner</text:span><text:tab/><text:tab/><text:span text:style-name="T17">Zuzana Dohnalová</text:span></text:p>
      <text:p text:style-name="P7"/>
      <text:p text:style-name="P7"/>
      <text:p text:style-name="P6">……………................<text:tab/><text:tab/>….......…………..........</text:p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Verdana" svg:font-family="Verdana, 'Adobe Helvetica', Helvetica, Arial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14AAFFE344D554E2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Footer"/>
      </style:footer-first>
    </style:master-page>
    <style:master-page style:name="Převést_20_1" style:display-name="Převést 1" style:page-layout-name="Mpm1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4-28T06:37:05.584954170</dc:date>
    <meta:editing-cycles>110</meta:editing-cycles>
    <meta:editing-duration>P24DT13H49M21S</meta:editing-duration>
    <meta:generator>LibreOffice/5.1.6.2$Linux_X86_64 LibreOffice_project/10m0$Build-2</meta:generator>
    <meta:printed-by>Vladislav Tobias Esner</meta:printed-by>
    <meta:print-date>2016-06-14T18:51:16.609667346</meta:print-date>
    <meta:document-statistic meta:table-count="1" meta:image-count="1" meta:object-count="0" meta:page-count="1" meta:paragraph-count="34" meta:word-count="167" meta:character-count="1289" meta:non-whitespace-character-count="1137"/>
    <meta:user-defined meta:name="Informace 1"/>
    <meta:user-defined meta:name="Informace 2"/>
    <meta:user-defined meta:name="Informace 3"/>
    <meta:user-defined meta:name="Informace 4"/>
  </office:meta>
</office:document-meta>
</file>